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13c3" officeooo:paragraph-rsid="001113c3"/>
    </style:style>
    <style:style style:name="P2" style:family="paragraph" style:parent-style-name="Standard">
      <style:paragraph-properties style:line-height-at-least="0.503cm"/>
      <style:text-properties fo:color="#eeffff" loext:opacity="100%" style:font-name="Droid Sans Mono" fo:font-size="10.5pt" fo:font-weight="normal" fo:background-color="#212121"/>
    </style:style>
    <style:style style:name="P3" style:family="paragraph" style:parent-style-name="Standard">
      <style:paragraph-properties style:line-height-at-least="0.503cm" fo:text-align="start" style:justify-single-word="false"/>
      <style:text-properties fo:color="#eeffff" loext:opacity="100%" style:font-name="Droid Sans Mono" fo:font-size="10.5pt" fo:font-weight="normal" fo:background-color="#212121"/>
    </style:style>
    <style:style style:name="P4" style:family="paragraph" style:parent-style-name="Standard">
      <style:text-properties fo:color="#eeffff" loext:opacity="100%" style:font-name="Droid Sans Mono" fo:font-size="10.5pt" fo:font-weight="normal" officeooo:rsid="001113c3" officeooo:paragraph-rsid="001113c3" fo:background-color="#212121"/>
    </style:style>
    <style:style style:name="P5" style:family="paragraph" style:parent-style-name="Standard">
      <style:text-properties fo:color="#eeffff" loext:opacity="100%" style:font-name="Droid Sans Mono" fo:font-size="10.5pt" fo:font-weight="normal" officeooo:rsid="0013c9cf" officeooo:paragraph-rsid="0013c9cf" fo:background-color="#212121"/>
    </style:style>
    <style:style style:name="P6" style:family="paragraph" style:parent-style-name="Standard">
      <style:paragraph-properties style:line-height-at-least="0.503cm"/>
      <style:text-properties fo:color="#89ddff" loext:opacity="100%" style:font-name="Droid Sans Mono" fo:font-size="10.5pt" fo:font-weight="normal" fo:background-color="#212121"/>
    </style:style>
    <style:style style:name="P7" style:family="paragraph" style:parent-style-name="Standard">
      <style:paragraph-properties style:line-height-at-least="0.503cm"/>
    </style:style>
    <style:style style:name="P8" style:family="paragraph" style:parent-style-name="Standard">
      <style:text-properties officeooo:rsid="00126373" officeooo:paragraph-rsid="00126373"/>
    </style:style>
    <style:style style:name="P9" style:family="paragraph" style:parent-style-name="Standard">
      <style:text-properties fo:color="#00a933" loext:opacity="100%" officeooo:rsid="001113c3" officeooo:paragraph-rsid="001113c3"/>
    </style:style>
    <style:style style:name="P10" style:family="paragraph" style:parent-style-name="Standard">
      <style:text-properties style:use-window-font-color="true" loext:opacity="0%" officeooo:rsid="0013c9cf" officeooo:paragraph-rsid="0013c9cf"/>
    </style:style>
    <style:style style:name="P11" style:family="paragraph" style:parent-style-name="Standard">
      <style:text-properties officeooo:rsid="0013c9cf" officeooo:paragraph-rsid="0013c9cf"/>
    </style:style>
    <style:style style:name="P12" style:family="paragraph" style:parent-style-name="Standard">
      <style:text-properties officeooo:paragraph-rsid="0013c9cf"/>
    </style:style>
    <style:style style:name="P13" style:family="paragraph" style:parent-style-name="Standard">
      <style:text-properties officeooo:rsid="0014eab6" officeooo:paragraph-rsid="0014eab6"/>
    </style:style>
    <style:style style:name="P14" style:family="paragraph" style:parent-style-name="Standard">
      <style:text-properties officeooo:paragraph-rsid="0014eab6"/>
    </style:style>
    <style:style style:name="T1" style:family="text">
      <style:text-properties officeooo:rsid="00126373"/>
    </style:style>
    <style:style style:name="T2" style:family="text">
      <style:text-properties fo:color="#c792ea" loext:opacity="100%"/>
    </style:style>
    <style:style style:name="T3" style:family="text">
      <style:text-properties fo:color="#82aaff" loext:opacity="100%"/>
    </style:style>
    <style:style style:name="T4" style:family="text">
      <style:text-properties fo:color="#89ddff" loext:opacity="100%"/>
    </style:style>
    <style:style style:name="T5" style:family="text">
      <style:text-properties fo:color="#ff5370" loext:opacity="100%"/>
    </style:style>
    <style:style style:name="T6" style:family="text">
      <style:text-properties fo:color="#545454" loext:opacity="100%" fo:font-style="italic"/>
    </style:style>
    <style:style style:name="T7" style:family="text">
      <style:text-properties fo:color="#f78c6c" loext:opacity="100%"/>
    </style:style>
    <style:style style:name="T8" style:family="text">
      <style:text-properties fo:color="#c9211e" loext:opacity="100%"/>
    </style:style>
    <style:style style:name="T9" style:family="text">
      <style:text-properties fo:color="#c9211e" loext:opacity="100%" officeooo:rsid="00126373"/>
    </style:style>
    <style:style style:name="T10" style:family="text">
      <style:text-properties officeooo:rsid="0013c9cf"/>
    </style:style>
    <style:style style:name="T11" style:family="text">
      <style:text-properties fo:color="#b2ccd6" loext:opacity="100%"/>
    </style:style>
    <style:style style:name="T12" style:family="text">
      <style:text-properties officeooo:rsid="0014ea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on del Reproductor de MP3</text:p>
      <text:p text:style-name="P1"/>
      <text:p text:style-name="P1">Para este ejercicio le he ido creando con los siguientes pasos:</text:p>
      <text:p text:style-name="P1"/>
      <text:p text:style-name="P9">1. Cree el html de una forma básica:</text:p>
      <text:p text:style-name="P1">Creando los botones básicos. Al final puse otras etiquetas como por ejemplo las de rango y para las imágenes. En la lista se pueden poner todas las canciones que queramos <text:span text:style-name="T1">oir.</text:span></text:p>
      <text:p text:style-name="P1">2. Implementé casi todas las funcionalidades en javascritp, pero no todas, solo las mas fundamentales, luego después fueron apareciendo nuevos problemas, que fui resolviendo para dar la mejor versión de un mp3 que puedo, <text:span text:style-name="T1">lo mas complicado me ha sido quizás la funcionalidad del movimiento del punto dentro de la carga de reproducción. Lo demás como comento lo fui agregando a los métodos principales que necesitaba cada función. Como por ejemplo</text:span></text:p>
      <text:p text:style-name="P1"><text:s/></text:p>
      <text:p text:style-name="P4"><text:span text:style-name="T2">function</text:span> <text:span text:style-name="T3">cargarCancion</text:span><text:span text:style-name="T4">(</text:span><text:span text:style-name="T5">index</text:span><text:span text:style-name="T4">)</text:span> <text:span text:style-name="T4">{</text:span></text:p>
      <text:p text:style-name="P2">miAudio<text:span text:style-name="T4">.</text:span>src <text:span text:style-name="T2">=</text:span> listaReproduccion[index]<text:span text:style-name="T4">.</text:span>href<text:span text:style-name="T4">;</text:span></text:p>
      <text:p text:style-name="P2">cancionActual <text:span text:style-name="T2">=</text:span> index<text:span text:style-name="T4">;</text:span></text:p>
      <text:p text:style-name="P2">miAudio<text:span text:style-name="T4">.</text:span><text:span text:style-name="T3">load</text:span>()<text:span text:style-name="T4">;</text:span></text:p>
      <text:p text:style-name="P2">nombreCancion<text:span text:style-name="T4">.</text:span>textContent <text:span text:style-name="T2">=</text:span> listaReproduccion[index]<text:span text:style-name="T4">.</text:span>textContent<text:span text:style-name="T4">;</text:span> <text:span text:style-name="T6">// Actualizamos el nombre de la canción</text:span></text:p>
      <text:p text:style-name="P7"/>
      <text:p text:style-name="P6">}</text:p>
      <text:p text:style-name="P8">Este método de cargar canción es el principal. Como vemos es añadido en varios, según lo que necesitemos:</text:p>
      <text:p text:style-name="P8"/>
      <text:p text:style-name="P4"><text:span text:style-name="T2">function</text:span> <text:span text:style-name="T3">cancionAnterior</text:span><text:span text:style-name="T4">()</text:span> <text:span text:style-name="T4">{</text:span></text:p>
      <text:p text:style-name="P2">cancionActual <text:span text:style-name="T2">=</text:span> (cancionActual <text:span text:style-name="T2">-</text:span> <text:span text:style-name="T7">1</text:span> <text:span text:style-name="T2">+</text:span> listaReproduccion<text:span text:style-name="T4">.</text:span>length) <text:span text:style-name="T2">%</text:span> listaReproduccion<text:span text:style-name="T4">.</text:span>length<text:span text:style-name="T4">;</text:span></text:p>
      <text:p text:style-name="P3"><text:span text:style-name="T3">cargarCancion</text:span>(cancionActual)<text:span text:style-name="T4">; <text:s text:c="4"/></text:span><text:span text:style-name="T8">///</text:span><text:span text:style-name="T9">Aqui lo tenemos formando parte de esta otra función</text:span></text:p>
      <text:p text:style-name="P2"><text:span text:style-name="T3">reproducirCancion</text:span>()<text:span text:style-name="T4">;</text:span></text:p>
      <text:p text:style-name="P2"><text:span text:style-name="T3">mostrarImagen</text:span>()<text:span text:style-name="T4">;</text:span></text:p>
      <text:p text:style-name="P2">rango<text:span text:style-name="T4">.</text:span>value <text:span text:style-name="T2">=</text:span> <text:span text:style-name="T7">0</text:span><text:span text:style-name="T4">;</text:span></text:p>
      <text:p text:style-name="P2"><text:span text:style-name="T3">clearInterval</text:span>(interval)<text:span text:style-name="T4">;</text:span></text:p>
      <text:p text:style-name="P6">}</text:p>
      <text:p text:style-name="P1"/>
      <text:p text:style-name="P8">De este forma fui dando sentido a todo. No he podido utilizar muchas palabras en Inglés porque me perdía con el código y tuve que cambiarlas, en futuros proyectos intentaré usar el inglés todo lo que pueda.</text:p>
      <text:p text:style-name="P8"/>
      <text:p text:style-name="P9">3. Le dí un estilo a todo</text:p>
      <text:p text:style-name="P10">Para el estilo he utilizado un Neuformísmo que trata de hacer sombras, no he llegado a crealo como realmente es, pero se acerca mucho, espero que sea adecuado.</text:p>
      <text:p text:style-name="P10">Lo he creado en una página que nos ha dicho el profe de Diseño. Ves el color y la página te proporciona el estilo, copiar y pegar. </text:p>
      <text:p text:style-name="P10"/>
      <text:p text:style-name="P10">Te escribe este código:</text:p>
      <text:p text:style-name="P10"/>
      <text:p text:style-name="P5"><text:span text:style-name="T11">border-radius</text:span><text:span text:style-name="T4">:</text:span> <text:span text:style-name="T7">80px</text:span><text:span text:style-name="T4">;</text:span></text:p>
      <text:p text:style-name="P2"><text:span text:style-name="T11">background</text:span><text:span text:style-name="T4">:</text:span> <text:span text:style-name="T3">linear-gradient</text:span><text:span text:style-name="T4">(</text:span><text:span text:style-name="T7">145deg</text:span><text:span text:style-name="T4">,</text:span> <text:span text:style-name="T4">#e9f8ff,</text:span> <text:span text:style-name="T4">#c4d1dd);</text:span></text:p>
      <text:p text:style-name="P2"><text:span text:style-name="T11">box-shadow</text:span><text:span text:style-name="T4">:</text:span> <text:span text:style-name="T7">5px</text:span> <text:span text:style-name="T7">5px</text:span> <text:span text:style-name="T7">12px</text:span> <text:span text:style-name="T4">#575d62,</text:span></text:p>
      <text:p text:style-name="P2"><text:span text:style-name="T7">-5px</text:span> <text:span text:style-name="T7">-5px</text:span> <text:span text:style-name="T7">12px</text:span> <text:span text:style-name="T4">#ffffff;</text:span></text:p>
      <text:p text:style-name="P10"/>
      <text:p text:style-name="P10"/>
      <text:p text:style-name="P10"><text:soft-page-break/>Descargar los botones, incluirlos en el html, darles los estilos , el volumen, y la barra de carga.</text:p>
      <text:p text:style-name="P1"/>
      <text:p text:style-name="P9">4. Descargue <text:s/>algunas canciones y sus imágenes <text:s/>y las incorporé</text:p>
      <text:p text:style-name="P11">Como he dicho el html tiene una lista para incorporar las canciones que queramos</text:p>
      <text:p text:style-name="P11"/>
      <text:p text:style-name="P11">Todo está en el Github</text:p>
      <text:p text:style-name="P11"/>
      <text:p text:style-name="P12"><text:span text:style-name="T10">Mi portfolio: <text:s/></text:span><text:a xlink:type="simple" xlink:href="https://javierprogrameitor.github.io/PortFolio_GitHub/" text:style-name="Internet_20_link" text:visited-style-name="Visited_20_Internet_20_Link"><text:span text:style-name="T12">https://javierprogrameitor.github.io/PortFolio_GitHub/</text:span></text:a></text:p>
      <text:p text:style-name="P12"/>
      <text:p text:style-name="P14"><text:span text:style-name="T12">y el proyecto: </text:span><text:a xlink:type="simple" xlink:href="https://javierprogrameitor.github.io/ReproductorMP3/" text:style-name="Internet_20_link" text:visited-style-name="Visited_20_Internet_20_Link"><text:span text:style-name="T12">https://javierprogrameitor.github.io/ReproductorMP3/</text:span></text:a></text:p>
      <text:p text:style-name="P1"/>
      <text:p text:style-name="P1"/>
      <text:p text:style-name="P13">Todos los proyectos los he cambiado para adaptarlos a la forma de entrega adecuada, la mayoría estaban entregados dentro del tiempo permitido pero ahora dice que están retrasados.</text:p>
      <text:p text:style-name="P13"/>
      <text:p text:style-name="P13"/>
      <text:p text:style-name="P13">Un saludo</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21:20:56.256971382</meta:creation-date>
    <dc:date>2023-10-22T22:07:58.557230092</dc:date>
    <meta:editing-duration>PT31S</meta:editing-duration>
    <meta:editing-cycles>1</meta:editing-cycles>
    <meta:document-statistic meta:table-count="0" meta:image-count="0" meta:object-count="0" meta:page-count="2" meta:paragraph-count="38" meta:word-count="396" meta:character-count="2624" meta:non-whitespace-character-count="2256"/>
    <meta:generator>LibreOffice/7.3.7.2$Linux_X86_64 LibreOffice_project/30$Build-2</meta:generator>
  </office:meta>
</office:document-meta>
</file>